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95cm" style:rel-column-width="21963*"/>
    </style:style>
    <style:style style:name="Table3.B" style:family="table-column">
      <style:table-column-properties style:column-width="4.203cm" style:rel-column-width="15660*"/>
    </style:style>
    <style:style style:name="Table3.C" style:family="table-column">
      <style:table-column-properties style:column-width="3.745cm" style:rel-column-width="13952*"/>
    </style:style>
    <style:style style:name="Table3.D" style:family="table-column">
      <style:table-column-properties style:column-width="3.747cm" style:rel-column-width="13960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4532b9" officeooo:paragraph-rsid="004532b9" style:font-name-complex="Arial"/>
    </style:style>
    <style:style style:name="P3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4" style:family="paragraph" style:parent-style-name="Footer">
      <style:paragraph-properties fo:text-align="end" style:justify-single-word="false"/>
      <style:text-properties officeooo:paragraph-rsid="00106ff2"/>
    </style:style>
    <style:style style:name="P5" style:family="paragraph" style:parent-style-name="Table_20_Heading">
      <style:text-properties style:font-name="Liberation Serif" officeooo:rsid="004958c7" officeooo:paragraph-rsid="004958c7" style:font-name-complex="Arial"/>
    </style:style>
    <style:style style:name="P6" style:family="paragraph" style:parent-style-name="Table_20_Heading">
      <style:text-properties style:font-name="Liberation Serif" officeooo:rsid="00520d57" officeooo:paragraph-rsid="00520d57" style:font-name-complex="Arial"/>
    </style:style>
    <style:style style:name="P7" style:family="paragraph" style:parent-style-name="Table_20_Contents">
      <style:text-properties style:font-name="Liberation Serif" style:font-name-complex="Arial"/>
    </style:style>
    <style:style style:name="P8" style:family="paragraph" style:parent-style-name="Table_20_Contents">
      <style:text-properties style:font-name="Liberation Serif" officeooo:rsid="00476371" officeooo:paragraph-rsid="00476371" style:font-name-complex="Arial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rsid="00500a95" officeooo:paragraph-rsid="00500a95" style:font-name-complex="Ari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Footnote">
      <style:text-properties officeooo:rsid="00520d57" officeooo:paragraph-rsid="00520d57"/>
    </style:style>
    <style:style style:name="P12" style:family="paragraph" style:parent-style-name="Title">
      <style:paragraph-properties fo:margin-top="0.402cm" fo:margin-bottom="0.402cm" loext:contextual-spacing="false"/>
      <style:text-properties fo:color="#000000" fo:font-size="18pt" style:font-size-asian="18pt" style:font-size-complex="18pt"/>
    </style:style>
    <style:style style:name="P13" style:family="paragraph" style:parent-style-name="Text_20_body">
      <style:text-properties fo:color="#000000" style:font-name="Liberation Serif" officeooo:rsid="0047fd7b" officeooo:paragraph-rsid="0047fd7b" style:font-name-complex="Arial"/>
    </style:style>
    <style:style style:name="P14" style:family="paragraph" style:parent-style-name="Subtitle">
      <style:paragraph-properties fo:margin-top="0cm" fo:margin-bottom="0.496cm" loext:contextual-spacing="false"/>
      <style:text-properties fo:color="#000000" fo:font-size="11pt" style:font-size-asian="11pt" style:font-size-complex="11pt"/>
    </style:style>
    <style:style style:name="T1" style:family="text">
      <style:text-properties fo:color="#ff3333"/>
    </style:style>
    <style:style style:name="T2" style:family="text">
      <style:text-properties officeooo:rsid="0053b58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67604720" text:id="ct94850267604720">
          <text:insertion>
            <office:change-info>
              <dc:creator>Julian Raigosa</dc:creator>
              <dc:date>2016-08-20T11:31:00</dc:date>
            </office:change-info>
          </text:insertion>
        </text:changed-region>
        <text:changed-region xml:id="ct94850266610384" text:id="ct94850266610384">
          <text:insertion>
            <office:change-info>
              <dc:creator>Julian Raigosa</dc:creator>
              <dc:date>2016-08-20T08:23:00</dc:date>
            </office:change-info>
          </text:insertion>
        </text:changed-region>
        <text:changed-region xml:id="ct94850270038976" text:id="ct94850270038976">
          <text:insertion>
            <office:change-info>
              <dc:creator>Julian Raigosa</dc:creator>
              <dc:date>2016-08-26T15:51:00</dc:date>
            </office:change-info>
          </text:insertion>
        </text:changed-region>
        <text:changed-region xml:id="ct94850267848960" text:id="ct94850267848960">
          <text:insertion>
            <office:change-info>
              <dc:creator>Julian Raigosa</dc:creator>
              <dc:date>2016-08-26T15:50:00</dc:date>
            </office:change-info>
          </text:insertion>
        </text:changed-region>
        <text:changed-region xml:id="ct94850270605952" text:id="ct94850270605952">
          <text:insertion>
            <office:change-info>
              <dc:creator>Julian Raigosa</dc:creator>
              <dc:date>2016-08-26T15:51:00</dc:date>
            </office:change-info>
          </text:insertion>
        </text:changed-region>
        <text:changed-region xml:id="ct94850268158016" text:id="ct94850268158016">
          <text:insertion>
            <office:change-info>
              <dc:creator>Julian Raigosa</dc:creator>
              <dc:date>2016-08-20T08:23:00</dc:date>
            </office:change-info>
          </text:insertion>
        </text:changed-region>
        <text:changed-region xml:id="ct94850265364896" text:id="ct94850265364896">
          <text:insertion>
            <office:change-info>
              <dc:creator>Julian Raigosa</dc:creator>
              <dc:date>2016-08-26T15:51:00</dc:date>
            </office:change-info>
          </text:insertion>
        </text:changed-region>
        <text:changed-region xml:id="ct94850261405520" text:id="ct94850261405520">
          <text:insertion>
            <office:change-info>
              <dc:creator>Julian Raigosa</dc:creator>
              <dc:date>2016-08-20T08:24:00</dc:date>
            </office:change-info>
          </text:insertion>
        </text:changed-region>
        <text:changed-region xml:id="ct94850264136704" text:id="ct94850264136704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850268064112" text:id="ct94850268064112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850268431072" text:id="ct94850268431072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850269869680" text:id="ct94850269869680">
          <text:insertion>
            <office:change-info>
              <dc:creator>Julian Raigosa</dc:creator>
              <dc:date>2016-08-20T11:29:00</dc:date>
            </office:change-info>
          </text:insertion>
        </text:changed-region>
        <text:changed-region xml:id="ct94850264392160" text:id="ct94850264392160">
          <text:insertion>
            <office:change-info>
              <dc:creator>Julian Raigosa</dc:creator>
              <dc:date>2016-08-20T11:30:00</dc:date>
            </office:change-info>
          </text:insertion>
        </text:changed-region>
        <text:changed-region xml:id="ct94850270404272" text:id="ct94850270404272">
          <text:insertion>
            <office:change-info>
              <dc:creator>Julian Raigosa</dc:creator>
              <dc:date>2016-08-20T11:30:00</dc:date>
            </office:change-info>
          </text:insertion>
        </text:changed-region>
        <text:changed-region xml:id="ct94850261092848" text:id="ct94850261092848">
          <text:insertion>
            <office:change-info>
              <dc:creator>Julian Raigosa</dc:creator>
              <dc:date>2016-08-20T11:30:00</dc:date>
            </office:change-info>
          </text:insertion>
        </text:changed-region>
        <text:changed-region xml:id="ct94850273079280" text:id="ct94850273079280">
          <text:insertion>
            <office:change-info>
              <dc:creator>Julian Raigosa</dc:creator>
              <dc:date>2016-08-20T11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change-start text:change-id="ct94850266610384"/>Este documento presenta <text:change-end text:change-id="ct94850266610384"/><text:change-start text:change-id="ct94850270038976"/><text:span text:style-name="T2">l</text:span><text:change-end text:change-id="ct94850270038976"/><text:change-start text:change-id="ct94850267848960"/>o<text:span text:style-name="T2">s </text:span><text:change-end text:change-id="ct94850267848960"/><text:change-start text:change-id="ct94850270605952"/><text:span text:style-name="T2">planes de mejora</text:span><text:change-end text:change-id="ct94850270605952"/><text:change-start text:change-id="ct94850268158016"/> encontrad<text:span text:style-name="T2">o</text:span>s en la evaluación interna de un proyecto, detallando por cada un<text:change-end text:change-id="ct94850268158016"/><text:change-start text:change-id="ct94850265364896"/><text:span text:style-name="T2">o </text:span><text:change-end text:change-id="ct94850265364896"/><text:change-start text:change-id="ct94850261405520"/>de <text:span text:style-name="T2">los </text:span>proceso<text:span text:style-name="T2">s evaluados</text:span> el item no encontrado y la observación correspondiente en cada caso.<text:change-end text:change-id="ct94850261405520"/><text:change-start text:change-id="ct94850264136704"/></text:p>
      <text:p text:style-name="P2"><text:change-end text:change-id="ct9485026413670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"><text:change-start text:change-id="ct94850268064112"/>Proyecto <text:span text:style-name="T1">*</text:span><text:change-end text:change-id="ct94850268064112"/></text:p>
            </table:table-cell>
            <table:table-cell table:style-name="Table3.B1" table:number-columns-spanned="3" office:value-type="string">
              <text:p text:style-name="P5"/>
            </table:table-cell>
            <table:covered-table-cell/>
            <table:covered-table-cell/>
          </table:table-row>
        </table:table-header-rows>
        <table:table-row>
          <table:table-cell table:style-name="Table3.A2" office:value-type="string">
            <text:p text:style-name="P5"><text:change-start text:change-id="ct94850268431072"/>Módulo<text:change-end text:change-id="ct94850268431072"/></text:p>
          </table:table-cell>
          <table:table-cell table:style-name="Table3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"><text:change-start text:change-id="ct94850269869680"/>Plan de Mejora<text:change-end text:change-id="ct94850269869680"/></text:p>
          </table:table-cell>
          <table:table-cell table:style-name="Table3.A2" office:value-type="string">
            <text:p text:style-name="P6"><text:change-start text:change-id="ct94850264392160"/>Responsable<text:change-end text:change-id="ct94850264392160"/></text:p>
          </table:table-cell>
          <table:table-cell table:style-name="Table3.A2" office:value-type="string">
            <text:p text:style-name="P6"><text:change-start text:change-id="ct94850270404272"/>Actividades<text:change-end text:change-id="ct94850270404272"/></text:p>
          </table:table-cell>
          <table:table-cell table:style-name="Table3.D3" office:value-type="string">
            <text:p text:style-name="P6"><text:change-start text:change-id="ct94850261092848"/>Se<text:change-end text:change-id="ct94850261092848"/><text:change-start text:change-id="ct94850273079280"/>guimiento<text:note text:id="ftn1" text:note-class="footnote"><text:note-citation>1</text:note-citation><text:note-body><text:p text:style-name="P11"><text:change-start text:change-id="ct94850267604720"/>Describe si se realizo la actividad de mejora con conformidad o no.<text:change-end text:change-id="ct94850267604720"/></text:p></text:note-body></text:note><text:change-end text:change-id="ct94850273079280"/></text:p>
          </table:table-cell>
        </table:table-row>
        <table:table-row>
          <table:table-cell table:style-name="Table3.A4" table:number-rows-spanned="2" office:value-type="string">
            <text:p text:style-name="P9"/>
          </table:table-cell>
          <table:table-cell table:style-name="Table3.B5" table:number-rows-spanned="2" office:value-type="string">
            <text:p text:style-name="P8"/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7"/>
          </table:table-cell>
          <table:table-cell table:style-name="Table3.D5" office:value-type="string">
            <text:p text:style-name="P7"/>
          </table:table-cell>
        </table:table-row>
        <table:table-row>
          <table:table-cell table:style-name="Table3.A4" table:number-rows-spanned="2" office:value-type="string">
            <text:p text:style-name="P9"/>
          </table:table-cell>
          <table:table-cell table:style-name="Table3.B7" table:number-rows-spanned="2" office:value-type="string">
            <text:p text:style-name="P8"/>
          </table:table-cell>
          <table:table-cell table:style-name="Table3.C6" office:value-type="string">
            <text:p text:style-name="P7"/>
          </table:table-cell>
          <table:table-cell table:style-name="Table3.D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3.C7" office:value-type="string">
            <text:p text:style-name="P7"/>
          </table:table-cell>
          <table:table-cell table:style-name="Table3.D7" office:value-type="string">
            <text:p text:style-name="P7"/>
          </table:table-cell>
        </table:table-row>
        <table:table-row>
          <table:table-cell table:style-name="Table3.A4" table:number-rows-spanned="2" office:value-type="string">
            <text:p text:style-name="P10"/>
          </table:table-cell>
          <table:table-cell table:style-name="Table3.B9" table:number-rows-spanned="2" office:value-type="string">
            <text:p text:style-name="P8"/>
          </table:table-cell>
          <table:table-cell table:style-name="Table3.C8" office:value-type="string">
            <text:p text:style-name="P7"/>
          </table:table-cell>
          <table:table-cell table:style-name="Table3.D8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3.C9" office:value-type="string">
            <text:p text:style-name="P7"/>
          </table:table-cell>
          <table:table-cell table:style-name="Table3.D9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color="#000000"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color="#000000"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94850265187072" text:id="ct94850265187072">
            <text:format-change>
              <office:change-info>
                <dc:creator>Julian Raigosa</dc:creator>
                <dc:date>2016-08-26T15:52:00</dc:date>
              </office:change-info>
            </text:format-change>
          </text:changed-region>
        </text:tracked-changes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change-start text:change-id="ct94850265187072"/><text:title>Informe de Seguimiento</text:title></text:p>
              <text:p text:style-name="MP3"><text:subject>Documento de seguimiento de los planes de mejora establecidos.</text:subject><text:change-end text:change-id="ct94850265187072"/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Q-03</text:user-defined></text:p>
                  </table:table-cell>
                  <table:table-cell table:style-name="Table1.B4" office:value-type="string">
                    <text:p text:style-name="Revision_20_Table_20_Content"><text:editing-cycles>59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2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59</meta:editing-cycles>
    <meta:editing-duration>PT3H29M44S</meta:editing-duration>
    <dc:subject>Documento de seguimiento de los planes de mejora establecidos.</dc:subject>
    <dc:title>Informe de Seguimiento</dc:title>
    <meta:generator>LibreOffice/4.3.7.2$Linux_X86_64 LibreOffice_project/430$Build-2</meta:generator>
    <meta:initial-creator>Julian Raigosa</meta:initial-creator>
    <dc:date>2016-08-26T15:52:39.522693112</dc:date>
    <dc:creator>Julian Raigosa</dc:creator>
    <meta:document-statistic meta:table-count="3" meta:image-count="1" meta:object-count="0" meta:page-count="1" meta:paragraph-count="23" meta:word-count="80" meta:character-count="513" meta:non-whitespace-character-count="456"/>
    <meta:user-defined meta:name="Classification">TRN2</meta:user-defined>
    <meta:user-defined meta:name="Code">DE-FO-PPQ-03</meta:user-defined>
    <meta:user-defined meta:name="Expiry" meta:value-type="date">2017-04-28</meta:user-defined>
  </office:meta>
</office:document-meta>
</file>